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BoldMT" svg:font-family="Arial-BoldMT"/>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fo:background-color="#7da7d8">
        <style:background-image/>
      </style:paragraph-properties>
      <style:text-properties fo:font-size="14pt" style:font-size-asian="14pt" style:font-size-complex="14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break-before="page"/>
    </style:style>
    <style:style style:name="P14" style:family="paragraph" style:parent-style-name="Text_20_body">
      <style:paragraph-properties fo:text-align="center" style:justify-single-word="false" fo:break-before="page"/>
    </style:style>
    <style:style style:name="P15" style:family="paragraph" style:parent-style-name="Table_20_Contents">
      <style:paragraph-properties fo:text-align="start" style:justify-single-word="false"/>
    </style:style>
    <style:style style:name="P16" style:family="paragraph" style:parent-style-name="Standard" style:master-page-name="First_20_Page">
      <style:paragraph-properties style:page-number="auto"/>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1">
      <style:paragraph-properties fo:break-before="page"/>
    </style:style>
    <style:style style:name="T1" style:family="text">
      <style:text-properties fo:color="#000000" style:font-name="TimesNewRomanPSMT" fo:font-size="12pt" style:font-name-asian="TimesNewRomanPSMT" style:font-size-asian="12pt" style:font-name-complex="TimesNewRomanPSMT" style:font-size-complex="12pt"/>
    </style:style>
    <style:style style:name="T2"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Standard"/>
      <text:p text:style-name="Title">REQUISITOS DEL SISTEMA DE PRODUCTIVIDAD</text:p>
      <text:p text:style-name="Subtitle">Grupo 2.2.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ález, Andrés</text:p>
            <text:p text:style-name="P8">Vázquez Argumedo, Jesús</text:p>
            <text:p text:style-name="P8">Vázquez Encina, Alejandro</text:p>
            <text:p text:style-name="P8">Vera Recacha, Laura</text:p>
            <text:p text:style-name="P8">Villalba Ramírez, Javier</text:p>
          </table:table-cell>
        </table:table-row>
        <table:table-row>
          <table:table-cell table:style-name="Tabla3.A1" office:value-type="string">
            <text:p text:style-name="P8">Fecha de realización:</text:p>
          </table:table-cell>
          <table:table-cell table:style-name="Tabla3.A1" office:value-type="string">
            <text:p text:style-name="P8">6 de Noviembre de 2017</text:p>
          </table:table-cell>
        </table:table-row>
        <table:table-row>
          <table:table-cell table:style-name="Tabla3.A1" office:value-type="string">
            <text:p text:style-name="P8">Revisión:</text:p>
          </table:table-cell>
          <table:table-cell table:style-name="Tabla3.A1" office:value-type="string">
            <text:p text:style-name="P8">1.0</text:p>
          </table:table-cell>
        </table:table-row>
        <table:table-row>
          <table:table-cell table:style-name="Tabla3.A1" office:value-type="string">
            <text:p text:style-name="P8">Contacto:</text:p>
          </table:table-cell>
          <table:table-cell table:style-name="Tabla3.A1" office:value-type="string">
            <text:p text:style-name="P8"><text:a xlink:type="simple" xlink:href="mailto:javvilram@alum.us.es" text:style-name="Internet_20_link" text:visited-style-name="Visited_20_Internet_20_Link">javvilram@alum.us.es</text:a></text:p>
          </table:table-cell>
        </table:table-row>
      </table:table>
      <text:p text:style-name="P11"/>
      <text:p text:style-name="P14"/>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9"><text:a xlink:type="simple" xlink:href="#__RefHeading__1033_1324887256">Gestión de las notificaciones internas<text:tab/>4</text:a></text:p>
          <text:p text:style-name="P19"><text:a xlink:type="simple" xlink:href="#__RefHeading___Toc234_153339800">Plan y mecanismos de comunicación con el cliente<text:tab/>4</text:a></text:p>
          <text:p text:style-name="P19"><text:a xlink:type="simple" xlink:href="#__RefHeading__1035_1324887256">Protocolo de planificación de reuniones<text:tab/>4</text:a></text:p>
          <text:p text:style-name="P19"><text:a xlink:type="simple" xlink:href="#__RefHeading__1037_1324887256">Plan de ejecución de reuniones<text:tab/>4</text:a></text:p>
          <text:p text:style-name="P19"><text:a xlink:type="simple" xlink:href="#__RefHeading__1039_1324887256">Plan de mantenimiento de la documentación del proyecto<text:tab/>4</text:a></text:p>
          <text:p text:style-name="P19"><text:a xlink:type="simple" xlink:href="#__RefHeading__1041_1324887256">Plan de gestión de la planifiación y el estado del proyecto<text:tab/>5</text:a></text:p>
          <text:p text:style-name="P19"><text:a xlink:type="simple" xlink:href="#__RefHeading__1043_1324887256">gestión telemática de las reuniones<text:tab/>5</text:a></text:p>
          <text:p text:style-name="P19"><text:a xlink:type="simple" xlink:href="#__RefHeading__1045_1324887256">Uso sólo de herramientas de código abierto<text:tab/>5</text:a></text:p>
        </text:index-body>
      </text:table-of-content>
      <text:p text:style-name="P12"/>
      <text:p text:style-name="P13"/>
      <table:table table:name="Tabla4" table:style-name="Tabla4">
        <table:table-column table:style-name="Tabla4.A" table:number-columns-repeated="6"/>
        <table:table-row>
          <table:table-cell table:style-name="Tabla4.A1" table:number-columns-spanned="6" office:value-type="string">
            <text:p text:style-name="P10">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9">Realizada por</text:p>
          </table:table-cell>
          <table:table-cell table:style-name="Tabla4.A2" office:value-type="string">
            <text:p text:style-name="P9">Revisada por</text:p>
          </table:table-cell>
          <table:table-cell table:style-name="Tabla4.A2" office:value-type="string">
            <text:p text:style-name="P9">Aprobada por</text:p>
          </table:table-cell>
          <table:table-cell table:style-name="Tabla4.A2" office:value-type="string">
            <text:p text:style-name="P9">Fecha</text:p>
          </table:table-cell>
          <table:table-cell table:style-name="Tabla4.F2" office:value-type="string">
            <text:p text:style-name="P9">Motivo</text:p>
          </table:table-cell>
        </table:table-row>
        <table:table-row>
          <table:table-cell table:style-name="Tabla4.A3" office:value-type="string">
            <text:p text:style-name="P8">1.0</text:p>
          </table:table-cell>
          <table:table-cell table:style-name="Tabla4.A3" office:value-type="string">
            <text:p text:style-name="P8">Jesús Vázquez</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06/11/2017</text:p>
          </table:table-cell>
          <table:table-cell table:style-name="Tabla4.F3" office:value-type="string">
            <text:p text:style-name="P8">Versión inicial del documento</text:p>
          </table:table-cell>
        </table:table-row>
        <table:table-row>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cell table:style-name="Tabla4.F3" office:value-type="string">
            <text:p text:style-name="P8"/>
          </table:table-cell>
        </table:table-row>
      </table:table>
      <text:p text:style-name="P12"/>
      <text:h text:style-name="P20" text:outline-level="1"><text:bookmark-start text:name="__RefHeading__1033_1324887256"/>Gestión de las notificaciones internas<text:bookmark-end text:name="__RefHeading__1033_1324887256"/></text:h>
      <text:p text:style-name="P18">Para las comunicaciones dentro del equipo de trabajo usamos la aplicación de mensajería instantanea de <text:span text:style-name="T3">Whatsapp</text:span><text:span text:style-name="T4">. Hemos decidido esta herramienta porque ya lo teníamos todos instalado y sabemos usarla pero puede que no sea muy eficiente porque puede llegar a generar distracciones ya que tiene mucho ruido a la hora de trabajar.</text:span></text:p>
      <text:p text:style-name="P18"><text:span text:style-name="T4"/></text:p>
      <text:h text:style-name="Heading_20_1" text:outline-level="1"><text:bookmark-start text:name="__RefHeading___Toc234_153339800"/>Plan y mecanismos de comunicación con el cliente<text:bookmark-end text:name="__RefHeading___Toc234_153339800"/></text:h>
      <text:p text:style-name="Text_20_body"/>
      <text:p text:style-name="P12"><text:span text:style-name="T1">Para las comunicaciones con el cliente hemos decidido ponernos en contacto mediante el uso de un </text:span><text:span text:style-name="T2">correo electronico</text:span><text:span text:style-name="T1"> para poner hora y fecha. Si dicho correo no es contestado en un plazo aproximadamente de dos días, se pondrá en contacto mediante el uso de </text:span><text:span text:style-name="T2">Telegram</text:span><text:span text:style-name="T1">.</text:span></text:p>
      <text:h text:style-name="Heading_20_1" text:outline-level="1"><text:bookmark-start text:name="__RefHeading__1035_1324887256"/>Protocolo de planificación de reuniones<text:bookmark-end text:name="__RefHeading__1035_1324887256"/></text:h>
      <text:p text:style-name="P12"><text:span text:style-name="T1">Las reuniones se llevarán a cabo todos los martes a las 19:30 ya que estamos todos disponible en ese momento, aunque no tenemos alternativa para el caso de que alguno no pueda asistir y se deba cambiar la fecha de dicha reunión.</text:span></text:p>
      <text:p text:style-name="P12"><text:span text:style-name="T1"/></text:p>
      <text:h text:style-name="Heading_20_1" text:outline-level="1"><text:bookmark-start text:name="__RefHeading__1037_1324887256"/>Plan de ejecución de reuniones<text:bookmark-end text:name="__RefHeading__1037_1324887256"/></text:h>
      <text:p text:style-name="P12"><text:span text:style-name="T1">En las reuniones haremos uso de la aplicación de </text:span><text:span text:style-name="T2">Skype</text:span><text:span text:style-name="T1"> puesto que es común y sencilla. En cada reunión se resolverá todos y cada uno de los pasos del orden del día. Una vez finalizada la reunión se realizará un acta en el que quede todo reflejado y, en el caso de que sea con el cliente, se llegará a un acuerdo para elegir un nuevo día para otra reunión si es posible y necesario.</text:span></text:p>
      <text:p text:style-name="P12"><text:span text:style-name="T1"/></text:p>
      <text:h text:style-name="Heading_20_1" text:outline-level="1"><text:bookmark-start text:name="__RefHeading__1039_1324887256"/>Plan de mantenimiento de la documentación del proyecto<text:bookmark-end text:name="__RefHeading__1039_1324887256"/></text:h>
      <text:p text:style-name="Text_20_body"/>
      <text:p text:style-name="P12"><text:span text:style-name="T1">Toda la documentación se realizará y mantendrá mediante el uso de las aplicaciones de </text:span><text:span text:style-name="T2">OpenOffice</text:span><text:span text:style-name="T1"> puesto que es gratuito y bastante conocido, pero los documentos se entregarán en formato </text:span><text:span text:style-name="T2">PDF</text:span><text:span text:style-name="T1"> para una mayor compatibilidad. Estos documentos lo almacenaremos en </text:span><text:span text:style-name="T2">Github</text:span><text:span text:style-name="T1">, ya que es la herramiento que usaremos en las prácticas y sabremos usarla con bastante facilidad a lo largo del curso.</text:span></text:p>
      <text:p text:style-name="P12"><text:span text:style-name="T1"/></text:p>
      <text:h text:style-name="Heading_20_1" text:outline-level="1"><text:bookmark-start text:name="__RefHeading__1041_1324887256"/><text:soft-page-break/>Plan de gestión de la planifiación y el estado del proyecto<text:bookmark-end text:name="__RefHeading__1041_1324887256"/></text:h>
      <text:p text:style-name="P12"><text:span text:style-name="T1">A lo largo de todo el proyecto se irá planificando cada iteración a realizar asignando a cada miembro del grupo determinadas tareas, repartiendo la carga de trabajo de manera más equitativamente posible, para ello usamos </text:span><text:span text:style-name="T2">Trello</text:span><text:span text:style-name="T1">, la cuál se ha explicado en clase, en la que podemos sabramos que tareas quedan por realizar, se está realizando, se ha realizado o queda por revisar. A cada tarea se podrá asignar el tiempo que estamos empleando en una determinada tarea a traves de la herramienta de </text:span><text:span text:style-name="T2">Toggl</text:span><text:span text:style-name="T1">. Al final de cada iteración se calculará el estado del proyecto creando las gráficas de sprint burndown y de product burndown con </text:span><text:span text:style-name="T2">OpenOffice</text:span><text:span text:style-name="T1">.</text:span></text:p>
      <text:p text:style-name="P12"><text:span text:style-name="T1"/></text:p>
      <text:h text:style-name="Heading_20_1" text:outline-level="1"><text:bookmark-start text:name="__RefHeading__1043_1324887256"/>gestión telemática de las reuniones<text:bookmark-end text:name="__RefHeading__1043_1324887256"/></text:h>
      <text:p text:style-name="P12"><text:span text:style-name="T1">Un requisito fundamental es tener todas las reuniones de grupo telemáticamente para no tener que trasladar a cada miembro del grupo o ambos grupos, ya que esto puede producir un problema, además de ser una opción bastante comoda para todos.</text:span></text:p>
      <text:p text:style-name="P12"><text:span text:style-name="T1"/></text:p>
      <text:h text:style-name="Heading_20_1" text:outline-level="1"><text:bookmark-start text:name="__RefHeading__1045_1324887256"/>Uso sólo de herramientas de código abierto<text:bookmark-end text:name="__RefHeading__1045_1324887256"/></text:h>
      <text:p text:style-name="P12"><text:span text:style-name="T1">Nos gustaría usar todas las herramientas de código abierto y así poder contribuir con dichas aplicaciones. Por el momento no cumplimos con este requisito porque usamos distintas herramientas que no son de código abierto como por ejemplo Sk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BoldMT" svg:font-family="Arial-BoldMT"/>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loext:contextual-spacing="false" fo:margin-top="0.423cm" fo:margin-bottom="0.212cm" style:page-number="auto" fo:background-color="transparent" style:shadow="none" style:writing-mode="page">
        <style:tab-stops/>
        <style:background-image/>
      </style:paragraph-properties>
      <style:text-properties fo:text-transform="uppercase" fo:color="#00599d" fo:font-size="130%"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EQUISITOS DEL SISTEMA DE PRODUCTIVIDAD – 1.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5</text:page-number></text:p>
            </table:table-cell>
          </table:table-row>
        </table:table>
        <text:p text:style-name="MP4"/>
      </style:footer>
    </style:master-page>
    <style:master-page style:name="First_20_Page" style:display-name="First Page" style:page-layout-name="Mpm2" style:next-style-name="Standard">
      <style:header>
        <text:p text:style-name="MP5">REQUISITOS DEL SISTEMA DE PRODUCTIVIDAD – 1.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M12S</meta:editing-duration>
    <meta:editing-cycles>19</meta:editing-cycles>
    <meta:generator>OpenOffice/4.1.1$Win32 OpenOffice.org_project/411m6$Build-9775</meta:generator>
    <dc:date>2017-11-07T00:44:07.25</dc:date>
    <dc:creator>Jesús Vázquez Argumedo</dc:creator>
    <meta:document-statistic meta:table-count="4" meta:image-count="0" meta:object-count="0" meta:page-count="5" meta:paragraph-count="56" meta:word-count="658" meta:character-count="3942"/>
    <meta:user-defined meta:name="Info 1"/>
    <meta:user-defined meta:name="Info 2"/>
    <meta:user-defined meta:name="Info 3"/>
    <meta:user-defined meta:name="Info 4"/>
  </office:meta>
</office:document-meta>
</file>